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88cm" style:rel-column-width="9640*"/>
    </style:style>
    <style:style style:name="Table1.B" style:family="table-column">
      <style:table-column-properties style:column-width="6.408cm" style:rel-column-width="23875*"/>
    </style:style>
    <style:style style:name="Table1.C" style:family="table-column">
      <style:table-column-properties style:column-width="3.586cm" style:rel-column-width="13360*"/>
    </style:style>
    <style:style style:name="Table1.D" style:family="table-column">
      <style:table-column-properties style:column-width="2.293cm" style:rel-column-width="8543*"/>
    </style:style>
    <style:style style:name="Table1.E" style:family="table-column">
      <style:table-column-properties style:column-width="2.715cm" style:rel-column-width="1011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Text_20_body" style:list-style-name="L1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Mitchell Hird</text:p>
      <text:p text:style-name="P1">Student Number: 100881078</text:p>
      <text:p text:style-name="P1">Course: Honours Project</text:p>
      <text:h text:style-name="P3" text:outline-level="1">Honours Project Use Cases</text:h>
      <text:h text:style-name="Heading_20_2" text:outline-level="2">Use Case Inde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Use Case ID</text:p>
          </table:table-cell>
          <table:table-cell table:style-name="Table1.A1" office:value-type="string">
            <text:p text:style-name="P2">Use Case Name</text:p>
          </table:table-cell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2">Complexity</text:p>
          </table:table-cell>
          <table:table-cell table:style-name="Table1.E1" office:value-type="string">
            <text:p text:style-name="P2">Priority </text:p>
            <text:p text:style-name="P2">(1 == highest)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Create a new deck</text:p>
          </table:table-cell>
          <table:table-cell table:style-name="Table1.B2" office:value-type="string">
            <text:p text:style-name="Table_20_Contents">Client side user</text:p>
          </table:table-cell>
          <table:table-cell table:style-name="Table1.B2" office:value-type="string">
            <text:p text:style-name="Table_20_Contents">Low</text:p>
          </table:table-cell>
          <table:table-cell table:style-name="Table1.E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Manage an existing deck</text:p>
          </table:table-cell>
          <table:table-cell table:style-name="Table1.B2" office:value-type="string">
            <text:p text:style-name="Table_20_Contents">Client side user</text:p>
          </table:table-cell>
          <table:table-cell table:style-name="Table1.B2" office:value-type="string">
            <text:p text:style-name="Table_20_Contents">Low</text:p>
          </table:table-cell>
          <table:table-cell table:style-name="Table1.E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Deleting an existing deck</text:p>
          </table:table-cell>
          <table:table-cell table:style-name="Table1.B2" office:value-type="string">
            <text:p text:style-name="Table_20_Contents">Client side user</text:p>
          </table:table-cell>
          <table:table-cell table:style-name="Table1.B2" office:value-type="string">
            <text:p text:style-name="Table_20_Contents">Low</text:p>
          </table:table-cell>
          <table:table-cell table:style-name="Table1.E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Sharing decks</text:p>
          </table:table-cell>
          <table:table-cell table:style-name="Table1.B2" office:value-type="string">
            <text:p text:style-name="Table_20_Contents">Client user, and connected systems</text:p>
          </table:table-cell>
          <table:table-cell table:style-name="Table1.B2" office:value-type="string">
            <text:p text:style-name="Table_20_Contents">Medium</text:p>
          </table:table-cell>
          <table:table-cell table:style-name="Table1.E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Statistic Collection</text:p>
          </table:table-cell>
          <table:table-cell table:style-name="Table1.B2" office:value-type="string">
            <text:p text:style-name="Table_20_Contents">Client side user</text:p>
          </table:table-cell>
          <table:table-cell table:style-name="Table1.B2" office:value-type="string">
            <text:p text:style-name="Table_20_Contents">Medium</text:p>
          </table:table-cell>
          <table:table-cell table:style-name="Table1.E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Price Fetching</text:p>
          </table:table-cell>
          <table:table-cell table:style-name="Table1.B2" office:value-type="string">
            <text:p text:style-name="Table_20_Contents">Client side user</text:p>
          </table:table-cell>
          <table:table-cell table:style-name="Table1.B2" office:value-type="string">
            <text:p text:style-name="Table_20_Contents">Medium</text:p>
          </table:table-cell>
          <table:table-cell table:style-name="Table1.E2" office:value-type="float" office:value="3">
            <text:p text:style-name="Table_20_Contents">3</text:p>
          </table:table-cell>
        </table:table-row>
      </table:table>
      <text:p text:style-name="Standard"/>
      <text:h text:style-name="Heading_20_2" text:outline-level="2">Use Case Definitions</text:h>
      <text:h text:style-name="Heading_20_3" text:outline-level="3">Use Case 1: Create A New Deck </text:h>
      <text:list xml:id="list8936221620232828461" text:style-name="L1">
        <text:list-item>
          <text:p text:style-name="P4">User opens application for use</text:p>
        </text:list-item>
        <text:list-item>
          <text:p text:style-name="P4">Upon successful launch of the application, the user navigates to deck manipulation area</text:p>
        </text:list-item>
        <text:list-item>
          <text:p text:style-name="P4">User selects that they wish to create a new deck</text:p>
        </text:list-item>
        <text:list-item>
          <text:p text:style-name="P4">User specifies deck name, deck description, format, and the subtype of deck it is</text:p>
        </text:list-item>
        <text:list-item>
          <text:p text:style-name="P4">User then specifies the cards that they wish to have within their deck</text:p>
        </text:list-item>
        <text:list-item>
          <text:p text:style-name="P4">After all choices have been properly selected, the user submits the deck to the system</text:p>
          <text:list>
            <text:list-item>
              <text:p text:style-name="P4">Before submission, the new deck is validated for whether or not it adheres to format</text:p>
            </text:list-item>
            <text:list-item>
              <text:p text:style-name="P4">If proper adherence</text:p>
              <text:list>
                <text:list-item>
                  <text:p text:style-name="P4">Deck is stored into the current database system</text:p>
                </text:list-item>
                <text:list-item>
                  <text:p text:style-name="P4">UI is updated to reflect the new submission</text:p>
                </text:list-item>
              </text:list>
            </text:list-item>
            <text:list-item>
              <text:p text:style-name="P4">If non proper adherence</text:p>
              <text:list>
                <text:list-item>
                  <text:p text:style-name="P4">Error message is displayed to the user</text:p>
                </text:list-item>
                <text:list-item>
                  <text:p text:style-name="P4">User can either rework their deck, or they can close the creation</text:p>
                </text:list-item>
              </text:list>
            </text:list-item>
          </text:list>
        </text:list-item>
        <text:list-item>
          <text:p text:style-name="P4">Upon finishing the deck submission, a new entry is created within the current deck listings</text:p>
        </text:list-item>
      </text:list>
      <text:h text:style-name="Heading_20_3" text:outline-level="3"><text:soft-page-break/>Use Case 2: User Manages An Existing Deck</text:h>
      <text:list xml:id="list28657352" text:continue-list="list8936221620232828461" text:style-name="L1">
        <text:list-item text:start-value="1">
          <text:p text:style-name="P4">User opens application for use</text:p>
        </text:list-item>
        <text:list-item>
          <text:p text:style-name="P4">User navigates to the deck options and selects a deck for editing</text:p>
        </text:list-item>
        <text:list-item>
          <text:p text:style-name="P4">Deck edit dialog is presented to the user</text:p>
        </text:list-item>
        <text:list-item>
          <text:p text:style-name="P4">User makes the modifications that they wish</text:p>
        </text:list-item>
        <text:list-item>
          <text:p text:style-name="P4">After all choices have been properly selected, the user submits the deck to the system</text:p>
          <text:list>
            <text:list-item>
              <text:p text:style-name="P4">Before submission, the new deck is validated for whether or not it adheres to format</text:p>
            </text:list-item>
            <text:list-item>
              <text:p text:style-name="P4">If proper adherence</text:p>
              <text:list>
                <text:list-item>
                  <text:p text:style-name="P4">Deck is stored into the current database system</text:p>
                </text:list-item>
                <text:list-item>
                  <text:p text:style-name="P4">UI is updated to reflect the new changes</text:p>
                </text:list-item>
              </text:list>
            </text:list-item>
            <text:list-item>
              <text:p text:style-name="P4">If non proper adherence</text:p>
              <text:list>
                <text:list-item>
                  <text:p text:style-name="P4">Error message is displayed to the user</text:p>
                </text:list-item>
                <text:list-item>
                  <text:p text:style-name="P4">User can either rework their deck, or they can close the creation</text:p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0:58:32.01</meta:creation-date>
    <meta:generator>OpenOffice/4.0.1$Win32 OpenOffice.org_project/401m5$Build-9714</meta:generator>
    <dc:date>2016-12-23T08:48:39.13</dc:date>
    <meta:editing-duration>PT1H20M35S</meta:editing-duration>
    <meta:editing-cycles>7</meta:editing-cycles>
    <meta:document-statistic meta:table-count="1" meta:image-count="0" meta:object-count="0" meta:page-count="2" meta:paragraph-count="70" meta:word-count="375" meta:character-count="2047"/>
  </office:meta>
</office:document-meta>
</file>